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Arial, sans-serif"/>
    <style:font-face style:name="Lato" svg:font-family="Lato, 'Helvetica Neue'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a525e" officeooo:paragraph-rsid="001a525e"/>
    </style:style>
    <style:style style:name="P2" style:family="paragraph" style:parent-style-name="Standard">
      <style:text-properties officeooo:rsid="001bff0e" officeooo:paragraph-rsid="001bff0e"/>
    </style:style>
    <style:style style:name="P3" style:family="paragraph" style:parent-style-name="Standard">
      <style:text-properties officeooo:rsid="001d6a97" officeooo:paragraph-rsid="001d6a97"/>
    </style:style>
    <style:style style:name="P4" style:family="paragraph" style:parent-style-name="Standard">
      <style:text-properties officeooo:rsid="0020b5f6" officeooo:paragraph-rsid="0020b5f6"/>
    </style:style>
    <style:style style:name="P5" style:family="paragraph" style:parent-style-name="Standard">
      <style:text-properties officeooo:rsid="00222906" officeooo:paragraph-rsid="00222906"/>
    </style:style>
    <style:style style:name="P6" style:family="paragraph" style:parent-style-name="Standard">
      <style:text-properties officeooo:rsid="0022b538" officeooo:paragraph-rsid="0022b538"/>
    </style:style>
    <style:style style:name="P7" style:family="paragraph" style:parent-style-name="Standard">
      <style:text-properties officeooo:rsid="0022ba73" officeooo:paragraph-rsid="0022ba73"/>
    </style:style>
    <style:style style:name="P8" style:family="paragraph" style:parent-style-name="Heading_20_4">
      <style:text-properties fo:font-variant="normal" fo:text-transform="none" fo:color="#000000" style:font-name="Lato" fo:font-size="12pt" fo:letter-spacing="normal" fo:font-style="normal" fo:font-weight="bold" officeooo:rsid="001a525e" officeooo:paragraph-rsid="001a525e"/>
    </style:style>
    <style:style style:name="P9" style:family="paragraph" style:parent-style-name="Text_20_body">
      <style:paragraph-properties fo:margin-left="0in" fo:margin-right="0in" fo:margin-top="0in" fo:margin-bottom="0.1043in" loext:contextual-spacing="false" fo:orphans="2" fo:widows="2" fo:text-indent="0in" style:auto-text-indent="false"/>
      <style:text-properties fo:font-variant="normal" fo:text-transform="none" fo:color="#000000" style:font-name="Helvetica Neue" fo:font-size="10.5pt" fo:letter-spacing="normal" fo:font-style="normal" fo:font-weight="normal" officeooo:paragraph-rsid="0022b538"/>
    </style:style>
    <style:style style:name="P10" style:family="paragraph" style:parent-style-name="Text_20_body">
      <style:paragraph-properties fo:margin-left="0in" fo:margin-right="0in" fo:margin-top="0in" fo:margin-bottom="0.1043in" loext:contextual-spacing="false" fo:orphans="2" fo:widows="2" fo:text-indent="0in" style:auto-text-indent="false"/>
      <style:text-properties fo:font-variant="normal" fo:text-transform="none" fo:color="#000000" style:font-name="Helvetica Neue" fo:font-size="10.5pt" fo:letter-spacing="normal" fo:font-style="normal" fo:font-weight="normal" officeooo:paragraph-rsid="0022b804"/>
    </style:style>
    <style:style style:name="P11" style:family="paragraph" style:parent-style-name="Text_20_body">
      <style:paragraph-properties fo:margin-left="0in" fo:margin-right="0in" fo:margin-top="0in" fo:margin-bottom="0.1043in" loext:contextual-spacing="false" fo:orphans="2" fo:widows="2" fo:text-indent="0in" style:auto-text-indent="false"/>
    </style:style>
    <style:style style:name="T1" style:family="text">
      <style:text-properties fo:font-variant="normal" fo:text-transform="none" fo:color="#000000" style:font-name="Helvetica Neue" fo:font-size="10.5pt" fo:letter-spacing="normal" fo:font-style="normal" fo:font-weight="bold"/>
    </style:style>
    <style:style style:name="T2" style:family="text">
      <style:text-properties fo:font-variant="normal" fo:text-transform="none" fo:color="#000000" style:font-name="Helvetica Neue" fo:font-size="10.5pt" fo:letter-spacing="normal" fo:font-style="normal" fo:font-weight="normal"/>
    </style:style>
    <style:style style:name="T3" style:family="text">
      <style:text-properties officeooo:rsid="00222906"/>
    </style:style>
    <style:style style:name="T4" style:family="text">
      <style:text-properties officeooo:rsid="0022b538"/>
    </style:style>
    <style:style style:name="T5" style:family="text">
      <style:text-properties officeooo:rsid="0022b804"/>
    </style:style>
    <style:style style:name="T6" style:family="text">
      <style:text-properties officeooo:rsid="002554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brute force approach to aligning short reads: </text:p>
      <text:p text:style-name="P1"/>
      <text:p text:style-name="P1">2 advantages this has over brute force / naiive approach: </text:p>
      <text:p text:style-name="P1"/>
      <text:p text:style-name="P1">1 limitation: pre-compute<text:tab/>whole genomes already pre-computed</text:p>
      <text:p text:style-name="P1"/>
      <text:p text:style-name="P1"/>
      <text:p text:style-name="P3">you can build a bwt from a suffix array – just add the rest of the sequence, as many characters as needed, after $ on each line of suffix array</text:p>
      <text:p text:style-name="P3"><text:tab/>then you have offsets too</text:p>
      <text:p text:style-name="P3"/>
      <text:p text:style-name="P3"/>
      <text:p text:style-name="P1"/>
      <text:p text:style-name="P1"/>
      <text:p text:style-name="P1"/>
      <text:h text:style-name="P8" text:outline-level="4"><text:line-break/>Instructions</text:h>
      <text:p text:style-name="P11"><text:span text:style-name="Strong_20_Emphasis"><text:span text:style-name="T1">Part 1 (20pts):</text:span></text:span><text:span text:style-name="T2"> Please answer the following questions for either a suffix array </text:span><text:span text:style-name="Strong_20_Emphasis"><text:span text:style-name="T1">OR</text:span></text:span><text:span text:style-name="T2"> a burrows wheeler transform:</text:span></text:p>
      <text:p text:style-name="P10">1. Name of approach.</text:p>
      <text:p text:style-name="P10"><text:tab/><text:span text:style-name="T5">BWT</text:span><text:line-break/>2. What question/problem does this approach answer?</text:p>
      <text:p text:style-name="P10"><text:tab/><text:span text:style-name="T5">Originally file compression – ‘09: rapid short read sequence alignment (to a reference genome)</text:span><text:line-break/>3. Describe/outline a naive/brute force/strawperson approach to the problem above.</text:p>
      <text:p text:style-name="P10"><text:tab/><text:span text:style-name="T5">Really naiive – sliding window</text:span></text:p>
      <text:p text:style-name="P10"><text:line-break/>4. Describe/outline the steps to the approach named in question 1 (Include assumptions, inputs, outputs)</text:p>
      <text:p text:style-name="P10"><text:tab/><text:span text:style-name="T5">take input strand T</text:span></text:p>
      <text:p text:style-name="P10"><text:tab/><text:span text:style-name="T5">add terminal character</text:span></text:p>
      <text:p text:style-name="P10"><text:tab/><text:span text:style-name="T5">all rotations</text:span></text:p>
      <text:p text:style-name="P10"><text:tab/><text:span text:style-name="T5">lexicographic sort</text:span></text:p>
      <text:p text:style-name="P10"><text:tab/><text:span text:style-name="T5">remove all rows but first and last</text:span></text:p>
      <text:p text:style-name="P10"><text:tab/><text:tab/><text:span text:style-name="T5">can compress first massively (e.g. $:1 150:A 200:C 175:G 300:T)</text:span></text:p>
      <text:p text:style-name="P10"><text:tab/><text:tab/><text:span text:style-name="T5">can compress last some (combine adjacent repeats, with count)</text:span></text:p>
      <text:p text:style-name="P10"><text:tab/><text:tab/><text:span text:style-name="T5">add in FM index – can use checkpoints at a predetermined interval – don’t need to store whole thing</text:span></text:p>
      <text:p text:style-name="P10"><text:tab/><text:span text:style-name="T5">to query: </text:span></text:p>
      <text:p text:style-name="P10"><text:tab/><text:tab/><text:span text:style-name="T5">go last character to first in substring – start with last, find in condensed F strand</text:span></text:p>
      <text:p text:style-name="P10"><text:soft-page-break/><text:tab/><text:tab/><text:span text:style-name="T5">to search preceding characters, search this subset in L strand (using checkpoints, tallies as described)</text:span></text:p>
      <text:p text:style-name="P10"><text:tab/><text:tab/></text:p>
      <text:p text:style-name="P10"/>
      <text:p text:style-name="P10"/>
      <text:p text:style-name="P10"><text:tab/><text:span text:style-name="T5">significant pre-compute to build – </text:span></text:p>
      <text:p text:style-name="P10"><text:tab/><text:line-break/>5. Describe at least 2 advantages this approach has over the naive/brute force approach.</text:p>
      <text:p text:style-name="P9"><text:tab/><text:span text:style-name="T4">Huge compression</text:span></text:p>
      <text:p text:style-name="P9"><text:tab/><text:span text:style-name="T4">fast rank calculations – lookup speed ---<text:tab/><text:tab/>you don’t have to search the entire L string / BWT string when you are looking for the preceding character in the substring – also you don’t have to store all these indices (checkpoints) – a lot of efficiencies here</text:span></text:p>
      <text:p text:style-name="P9"/>
      <text:p text:style-name="P9">6. Describe at least 1 limitation of this approach and a potential extension/solution for this limitation. </text:p>
      <text:p text:style-name="P9"><text:tab/><text:span text:style-name="T5">Significant pre-compute time – however, this can be done ahead of time with an entire reference genome (once), which then can be quickly searched for any substring very quickly</text:span></text:p>
      <text:p text:style-name="P1"/>
      <text:p text:style-name="P1"/>
      <text:p text:style-name="P1"><text:a xlink:type="simple" xlink:href="https://www.youtube.com/watch?v=4n7NPk5lwbI" text:style-name="Internet_20_link" text:visited-style-name="Visited_20_Internet_20_Link">https://www.youtube.com/watch?v=4n7NPk5lwbI</text:a></text:p>
      <text:p text:style-name="P4">code at 32:50</text:p>
      <text:p text:style-name="P4"/>
      <text:p text:style-name="P4">bwt string is same size as <text:span text:style-name="T3">original string</text:span></text:p>
      <text:p text:style-name="P4"/>
      <text:p text:style-name="P5">(2 bits per nucleotide, length of original string)</text:p>
      <text:p text:style-name="P5"/>
      <text:p text:style-name="P5"/>
      <text:p text:style-name="P5"/>
      <text:p text:style-name="P5">you match successively longer suffixes of substring when searching BWT</text:p>
      <text:p text:style-name="P5"/>
      <text:p text:style-name="P5"/>
      <text:p text:style-name="P5"/>
      <text:p text:style-name="P5"/>
      <text:p text:style-name="P6">FM index – lingering issues<text:tab/></text:p>
      <text:p text:style-name="P6">1) scanning L string for preceding character is slow<text:tab/><text:tab/>-fast rank calculations</text:p>
      <text:p text:style-name="P6">2) storing ranks takes too much space</text:p>
      <text:p text:style-name="P6">3) need way to find where matches occur in T (offsets / indices)</text:p>
      <text:p text:style-name="P6"/>
      <text:p text:style-name="P6"/>
      <text:p text:style-name="P6">fast rank calculations</text:p>
      <text:p text:style-name="P6"/>
      <text:p text:style-name="P6"/>
      <text:p text:style-name="P7">tally matrix checkpoint distance – tradeoff b/t memory &amp; lookup time</text:p>
      <text:p text:style-name="P7"><text:tab/>farther apart – you have fewer checkpoints to store, so takes up less space</text:p>
      <text:p text:style-name="P7"><text:tab/>but – you have to search longer regions, so your compute time goes up</text:p>
      <text:p text:style-name="P7"><text:soft-page-break/><text:tab/><text:tab/>compute time still isn’t too bad though – O(constant) where constant is checkpoint distance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Arial, sans-serif"/>
    <style:font-face style:name="Lato" svg:font-family="Lato, 'Helvetica Neue'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AR PL SungtiL GB" style:font-family-asian="'AR PL SungtiL GB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20:52:28.290174210</meta:creation-date>
    <dc:date>2018-10-26T11:17:26.330403743</dc:date>
    <meta:editing-duration>PT1H52M11S</meta:editing-duration>
    <meta:editing-cycles>6</meta:editing-cycles>
    <meta:generator>LibreOffice/6.0.3.2$Linux_X86_64 LibreOffice_project/00m0$Build-2</meta:generator>
    <meta:document-statistic meta:table-count="0" meta:image-count="0" meta:object-count="0" meta:page-count="3" meta:paragraph-count="44" meta:word-count="443" meta:character-count="2832" meta:non-whitespace-character-count="2374"/>
  </office:meta>
</office:document-meta>
</file>